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Verdana" svg:font-family="Verdana, Geneva, Arial, Helvetic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notremessages" style:family="table">
      <style:table-properties style:width="6.925in" table:align="margins"/>
    </style:style>
    <style:style style:name="notremessages.A" style:family="table-column">
      <style:table-column-properties style:column-width="1.2403in" style:rel-column-width="11737*"/>
    </style:style>
    <style:style style:name="notremessages.B" style:family="table-column">
      <style:table-column-properties style:column-width="1.3736in" style:rel-column-width="12999*"/>
    </style:style>
    <style:style style:name="notremessages.C" style:family="table-column">
      <style:table-column-properties style:column-width="0.7097in" style:rel-column-width="6716*"/>
    </style:style>
    <style:style style:name="notremessages.D" style:family="table-column">
      <style:table-column-properties style:column-width="3.6014in" style:rel-column-width="34083*"/>
    </style:style>
    <style:style style:name="notremessages.A1" style:family="table-cell">
      <style:table-cell-properties fo:padding="0.0382in" fo:border-left="0.0007in solid #000000" fo:border-right="none" fo:border-top="0.0007in solid #000000" fo:border-bottom="0.0007in solid #000000"/>
    </style:style>
    <style:style style:name="notremessages.D1" style:family="table-cell">
      <style:table-cell-properties fo:padding="0.0382in" fo:border="0.0007in solid #000000"/>
    </style:style>
    <style:style style:name="notremessages.A2" style:family="table-cell">
      <style:table-cell-properties fo:padding="0.0382in" fo:border-left="0.0007in solid #000000" fo:border-right="none" fo:border-top="none" fo:border-bottom="0.0007in solid #000000"/>
    </style:style>
    <style:style style:name="notremessages.C2" style:family="table-cell" style:data-style-name="N0">
      <style:table-cell-properties fo:padding="0.0382in" fo:border-left="0.0007in solid #000000" fo:border-right="none" fo:border-top="none" fo:border-bottom="0.0007in solid #000000"/>
    </style:style>
    <style:style style:name="notremessages.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data-style-name="N0">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2.1042in" style:rel-column-width="19906*"/>
    </style:style>
    <style:style style:name="Table1.B" style:family="table-column">
      <style:table-column-properties style:column-width="1.5729in" style:rel-column-width="14880*"/>
    </style:style>
    <style:style style:name="Table1.C" style:family="table-column">
      <style:table-column-properties style:column-width="0.4375in" style:rel-column-width="4139*"/>
    </style:style>
    <style:style style:name="Table1.D" style:family="table-column">
      <style:table-column-properties style:column-width="0.4479in" style:rel-column-width="4237*"/>
    </style:style>
    <style:style style:name="Table1.E" style:family="table-column">
      <style:table-column-properties style:column-width="2.3646in" style:rel-column-width="22373*"/>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E9"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paragraph-properties fo:text-align="center" style:justify-single-word="false">
        <style:tab-stops/>
      </style:paragraph-properties>
      <style:text-properties fo:font-size="11pt" fo:font-style="normal" style:text-underline-style="solid" style:text-underline-type="double" style:text-underline-width="auto" style:text-underline-color="font-color"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fo:font-size="11pt" fo:font-weight="normal" style:font-size-asian="11pt" style:font-weight-asian="normal" style:font-size-complex="11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margin-left="0.4925in" fo:margin-right="0in" fo:text-indent="0in" style:auto-text-indent="false"/>
      <style:text-properties fo:font-size="11pt" style:font-size-asian="11pt" style:font-size-complex="11pt"/>
    </style:style>
    <style:style style:name="P9" style:family="paragraph" style:parent-style-name="Table_20_Contents">
      <style:paragraph-properties fo:margin-left="0.4925in" fo:margin-right="0in" fo:text-align="start" style:justify-single-word="false" fo:text-indent="0in" style:auto-text-indent="false"/>
    </style:style>
    <style:style style:name="P10" style:family="paragraph" style:parent-style-name="Table_20_Contents">
      <style:paragraph-properties fo:margin-left="0.4925in" fo:margin-right="0in" fo:text-align="start" style:justify-single-word="false" fo:text-indent="0in" style:auto-text-indent="false"/>
      <style:text-properties fo:font-weight="normal" style:font-weight-asian="normal" style:font-weight-complex="normal"/>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start" style:justify-single-word="false"/>
    </style:style>
    <style:style style:name="P16" style:family="paragraph" style:parent-style-name="Text_20_body" style:master-page-name="">
      <style:paragraph-properties fo:margin-left="0in" fo:margin-right="1.5055in" fo:text-indent="0in" style:auto-text-indent="false" style:page-number="auto"/>
    </style:style>
    <style:style style:name="P17" style:family="paragraph" style:parent-style-name="Text_20_body" style:master-page-name="">
      <style:paragraph-properties fo:margin-left="0in" fo:margin-right="1.5055in" fo:keep-together="always" fo:text-indent="0in" style:auto-text-indent="false" style:page-number="auto"/>
    </style:style>
    <style:style style:name="P18" style:family="paragraph" style:parent-style-name="Text_20_body">
      <style:paragraph-properties fo:margin-left="0in" fo:margin-right="1.5055in" fo:text-indent="0in" style:auto-text-indent="false"/>
    </style:style>
    <style:style style:name="P19" style:family="paragraph" style:parent-style-name="Text_20_body">
      <style:paragraph-properties fo:margin-left="0in" fo:margin-right="1.5055in" fo:text-indent="0in" style:auto-text-indent="false"/>
      <style:text-properties style:font-name="Courier New" fo:font-size="10pt" style:font-size-asian="8.75pt" style:font-size-complex="10pt"/>
    </style:style>
    <style:style style:name="P20" style:family="paragraph" style:parent-style-name="Text_20_body">
      <style:paragraph-properties fo:margin-left="0in" fo:margin-right="1.5055in" fo:text-indent="0in" style:auto-text-indent="false"/>
      <style:text-properties style:font-name="Courier New" fo:font-size="10pt" fo:font-style="normal" fo:font-weight="bold" style:font-size-asian="8.75pt" style:font-style-asian="normal" style:font-weight-asian="bold" style:font-size-complex="10pt" style:font-style-complex="normal" style:font-weight-complex="bold"/>
    </style:style>
    <style:style style:name="P21" style:family="paragraph" style:parent-style-name="Text_20_body">
      <style:paragraph-properties fo:margin-left="0in" fo:margin-right="1.5055in" fo:text-indent="0in" style:auto-text-indent="false"/>
      <style:text-properties style:font-name="Courier New" fo:font-size="10pt" fo:font-style="normal" fo:font-weight="normal" style:font-size-asian="8.75pt" style:font-style-asian="normal" style:font-weight-asian="normal" style:font-size-complex="10pt" style:font-style-complex="normal" style:font-weight-complex="normal"/>
    </style:style>
    <style:style style:name="P22" style:family="paragraph" style:parent-style-name="Text_20_body">
      <style:paragraph-properties fo:margin-left="0in" fo:margin-right="-0.0098in" fo:text-indent="0in" style:auto-text-indent="false"/>
    </style:style>
    <style:style style:name="P23" style:family="paragraph" style:parent-style-name="Text_20_body">
      <style:text-properties fo:font-weight="bold" style:font-weight-asian="bold" style:font-weight-complex="bold"/>
    </style:style>
    <style:style style:name="P24" style:family="paragraph" style:parent-style-name="Table_20_Contents">
      <style:paragraph-properties fo:margin-left="0in" fo:margin-right="0in" fo:text-align="start" style:justify-single-word="false" fo:text-indent="0in" style:auto-text-indent="false"/>
    </style:style>
    <style:style style:name="P25" style:family="paragraph" style:parent-style-name="Standard" style:list-style-name="L1">
      <style:text-properties fo:font-size="11pt" style:font-size-asian="11pt" style:font-size-complex="11pt"/>
    </style:style>
    <style:style style:name="P26" style:family="paragraph" style:parent-style-name="Standard" style:list-style-name="L2">
      <style:text-properties fo:font-size="11pt" style:font-size-asian="11pt" style:font-size-complex="11pt"/>
    </style:style>
    <style:style style:name="P27" style:family="paragraph" style:parent-style-name="Standard" style:list-style-name="L3">
      <style:text-properties fo:font-size="11pt" style:font-size-asian="11pt" style:font-size-complex="11pt"/>
    </style:style>
    <style:style style:name="P28" style:family="paragraph" style:parent-style-name="Standard" style:list-style-name="L4">
      <style:text-properties fo:font-size="11pt" style:font-size-asian="11pt" style:font-size-complex="11pt"/>
    </style:style>
    <style:style style:name="P29" style:family="paragraph" style:parent-style-name="Standard" style:list-style-name="L8">
      <style:text-properties fo:font-size="11pt" style:font-size-asian="11pt" style:font-size-complex="11pt"/>
    </style:style>
    <style:style style:name="P30" style:family="paragraph" style:parent-style-name="Standard" style:list-style-name="L3">
      <style:text-properties fo:font-size="11pt" fo:font-style="normal" style:font-size-asian="11pt" style:font-style-asian="normal" style:font-size-complex="11pt" style:font-style-complex="normal"/>
    </style:style>
    <style:style style:name="P31" style:family="paragraph" style:parent-style-name="Standard" style:list-style-name="L4">
      <style:text-properties fo:font-size="11pt" fo:font-style="normal" fo:font-weight="bold" style:font-size-asian="11pt" style:font-style-asian="normal" style:font-weight-asian="bold" style:font-size-complex="11pt" style:font-style-complex="normal" style:font-weight-complex="bold"/>
    </style:style>
    <style:style style:name="P32" style:family="paragraph" style:parent-style-name="Standard" style:list-style-name="L11">
      <style:paragraph-properties>
        <style:tab-stops/>
      </style:paragraph-properties>
      <style:text-properties fo:font-size="11pt" fo:font-style="normal" fo:font-weight="bold" style:font-size-asian="11pt" style:font-style-asian="normal" style:font-weight-asian="bold" style:font-size-complex="11pt" style:font-style-complex="normal" style:font-weight-complex="bold"/>
    </style:style>
    <style:style style:name="P33" style:family="paragraph" style:parent-style-name="Standard" style:list-style-name="L7">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Standard" style:list-style-name="L11">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5" style:family="paragraph" style:parent-style-name="Standard" style:list-style-name="L12">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6" style:family="paragraph" style:parent-style-name="Standard" style:list-style-name="L14">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Standard" style:list-style-name="L15">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Standard" style:list-style-name="L16">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Standard" style:list-style-name="L11">
      <style:text-properties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Standard" style:list-style-name="L9">
      <style:text-properties fo:font-size="11pt" fo:font-weight="normal" style:font-size-asian="11pt" style:font-weight-asian="normal" style:font-size-complex="11pt" style:font-weight-complex="normal"/>
    </style:style>
    <style:style style:name="P41" style:family="paragraph" style:parent-style-name="Standard" style:list-style-name="L10">
      <style:text-properties fo:font-size="11pt" fo:font-weight="normal" style:font-size-asian="11pt" style:font-weight-asian="normal" style:font-size-complex="11pt" style:font-weight-complex="normal"/>
    </style:style>
    <style:style style:name="P42" style:family="paragraph" style:parent-style-name="Standard" style:list-style-name="L11">
      <style:paragraph-properties>
        <style:tab-stops/>
      </style:paragraph-properties>
      <style:text-properties fo:font-size="11pt" fo:font-weight="normal" style:font-size-asian="11pt" style:font-weight-asian="normal" style:font-size-complex="11pt" style:font-weight-complex="normal"/>
    </style:style>
    <style:style style:name="P43" style:family="paragraph" style:parent-style-name="Standard" style:list-style-name="L9"/>
    <style:style style:name="P44" style:family="paragraph" style:parent-style-name="Standard" style:list-style-name="L13"/>
    <style:style style:name="P45" style:family="paragraph" style:parent-style-name="Standard" style:list-style-name="L11">
      <style:paragraph-properties>
        <style:tab-stops/>
      </style:paragraph-properties>
      <style:text-properties fo:font-weight="normal" style:font-weight-asian="normal" style:font-weight-complex="normal"/>
    </style:style>
    <style:style style:name="P46" style:family="paragraph" style:parent-style-name="Standard" style:list-style-name="L15">
      <style:paragraph-properties>
        <style:tab-stops/>
      </style:paragraph-properties>
    </style:style>
    <style:style style:name="P47" style:family="paragraph" style:parent-style-name="Standard" style:list-style-name="L11">
      <style:paragraph-properties>
        <style:tab-stops/>
      </style:paragraph-properties>
    </style:style>
    <style:style style:name="P48" style:family="paragraph" style:parent-style-name="Standard" style:list-style-name="L17"/>
    <style:style style:name="P49" style:family="paragraph" style:parent-style-name="Standard" style:list-style-name="L5">
      <style:paragraph-properties fo:margin-left="0.9846in" fo:margin-right="0in" fo:text-indent="-0.25in" style:auto-text-indent="false"/>
      <style:text-properties fo:font-size="11pt" style:font-size-asian="11pt" style:font-size-complex="11pt"/>
    </style:style>
    <style:style style:name="P50" style:family="paragraph" style:parent-style-name="Standard" style:list-style-name="L6">
      <style:paragraph-properties fo:margin-left="0.9846in" fo:margin-right="0in" fo:text-indent="-0.25in" style:auto-text-indent="false"/>
      <style:text-properties fo:font-size="11pt" style:font-size-asian="11pt" style:font-size-complex="11pt"/>
    </style:style>
    <style:style style:name="P51" style:family="paragraph" style:parent-style-name="Table_20_Contents" style:list-style-name="L18">
      <style:paragraph-properties fo:text-align="start" style:justify-single-word="false"/>
    </style:style>
    <style:style style:name="P52" style:family="paragraph" style:parent-style-name="Table_20_Contents" style:list-style-name="L19">
      <style:paragraph-properties fo:text-align="start" style:justify-single-word="false"/>
    </style:style>
    <style:style style:name="P53" style:family="paragraph" style:parent-style-name="Table_20_Contents" style:list-style-name="L21">
      <style:paragraph-properties fo:text-align="start" style:justify-single-word="false"/>
    </style:style>
    <style:style style:name="P54" style:family="paragraph" style:parent-style-name="Heading_20_1">
      <style:paragraph-properties fo:break-before="page"/>
    </style:style>
    <style:style style:name="P55" style:family="paragraph" style:parent-style-name="Text_20_body" style:list-style-name="L20"/>
    <style:style style:name="P56" style:family="paragraph" style:parent-style-name="Text_20_body" style:list-style-name="L22">
      <style:text-properties fo:font-variant="normal" fo:text-transform="none" fo:color="#000000" style:font-name="Verdana" fo:font-size="8.25pt" fo:letter-spacing="normal" fo:font-style="normal" fo:font-weight="normal"/>
    </style:style>
    <style:style style:name="P57" style:family="paragraph" style:parent-style-name="Text_20_body" style:list-style-name="L22">
      <style:paragraph-properties fo:margin-left="0.5in" fo:margin-right="1.5244in" fo:text-indent="-0.2555in" style:auto-text-indent="false">
        <style:tab-stops>
          <style:tab-stop style:position="4.9244in"/>
          <style:tab-stop style:position="5.2937in"/>
        </style:tab-stops>
      </style:paragraph-properties>
      <style:text-properties fo:font-variant="normal" fo:text-transform="none" fo:color="#000000" style:font-name="Verdana" fo:font-size="8.25pt" fo:letter-spacing="normal" fo:font-style="normal" fo:font-weight="normal"/>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Heading_20_2">
      <style:text-properties fo:font-weight="bold" style:font-weight-asian="bold" style:font-weight-complex="bold"/>
    </style:style>
    <style:style style:name="P60" style:family="paragraph" style:parent-style-name="Heading_20_2" style:list-style-name=""/>
    <style:style style:name="P61" style:family="paragraph" style:parent-style-name="Heading_20_2">
      <style:paragraph-properties fo:margin-top="0.1665in" fo:margin-bottom="0.0835in" fo:break-before="page" fo:keep-with-next="always"/>
    </style:style>
    <style:style style:name="P62" style:family="paragraph" style:parent-style-name="Heading_20_2">
      <style:paragraph-properties fo:break-before="page"/>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 style:family="text">
      <style:text-properties fo:font-size="11pt" fo:font-style="normal" style:font-size-asian="11pt" style:font-style-asian="normal" style:font-size-complex="11pt" style:font-style-complex="normal"/>
    </style:style>
    <style:style style:name="T4" style:family="text">
      <style:text-properties fo:font-size="11pt" fo:font-style="normal" fo:font-weight="bold" style:font-size-asian="11pt" style:font-style-asian="normal" style:font-weight-asian="bold" style:font-size-complex="11pt" style:font-style-complex="normal" style:font-weight-complex="bold"/>
    </style:style>
    <style:style style:name="T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style:font-name="Courier New" fo:font-size="10pt" style:font-size-asian="8.75pt" style:font-size-complex="10pt"/>
    </style:style>
    <style:style style:name="T9" style:family="text">
      <style:text-properties style:font-name="Courier New" fo:font-size="10pt" fo:background-color="#e6e6e6" style:font-size-asian="8.75pt" style:font-size-complex="10pt"/>
    </style:style>
    <style:style style:name="T10" style:family="text">
      <style:text-properties style:font-name="Courier New" fo:font-size="10pt" fo:font-weight="bold" fo:background-color="#e6e6e6" style:font-size-asian="8.75pt" style:font-weight-asian="bold" style:font-size-complex="10pt" style:font-weight-complex="bold"/>
    </style:style>
    <style:style style:name="T11" style:family="text">
      <style:text-properties style:font-name="Courier New" fo:font-size="10pt" fo:font-style="normal" fo:background-color="#e6e6e6" style:font-size-asian="8.75pt" style:font-style-asian="normal" style:font-size-complex="10pt" style:font-style-complex="normal"/>
    </style:style>
    <style:style style:name="T12" style:family="text">
      <style:text-properties style:font-name="Times New Roman" fo:font-size="10pt" style:font-size-asian="8.75pt" style:font-size-complex="10pt"/>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Healthimo Asthma Modules (DCHP/OAT Year Two)</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Healthimo Asthma Modules (DCHP/OAT Year Two)<text:tab/>1</text:p>
          <text:p text:style-name="P58">Overview<text:tab/>2</text:p>
          <text:p text:style-name="P63">The Problem<text:tab/>2</text:p>
          <text:p text:style-name="P63">Asthma Education Summary<text:tab/>3</text:p>
          <text:p text:style-name="P63">Patient Groups<text:tab/>4</text:p>
          <text:p text:style-name="P63">Success Metrics<text:tab/>4</text:p>
          <text:p text:style-name="P58">Methods<text:tab/>4</text:p>
          <text:p text:style-name="P63">Definitions<text:tab/>4</text:p>
          <text:p text:style-name="P63">Key Features<text:tab/>5</text:p>
          <text:p text:style-name="P63">Patient Enrollment Process<text:tab/>6</text:p>
          <text:p text:style-name="P58">Messages<text:tab/>7</text:p>
          <text:p text:style-name="P63">Message Frequency<text:tab/>7</text:p>
          <text:p text:style-name="P63">Example Messages<text:tab/>8</text:p>
          <text:p text:style-name="P63">Patient Setup Message <text:tab/>8</text:p>
          <text:p text:style-name="P63">One Way Reminder and Notification Messages<text:tab/>9</text:p>
          <text:p text:style-name="P63">Data Collection Messages <text:tab/>9</text:p>
          <text:p text:style-name="P63">Education Messages <text:tab/>10</text:p>
        </text:index-body>
      </text:table-of-content>
      <text:p text:style-name="Standard"/>
      <text:h text:style-name="P54" text:outline-level="1">Overview</text:h>
      <text:h text:style-name="Heading_20_2" text:outline-level="2">The Problem</text:h>
      <text:p text:style-name="P2">Asthma is becoming a growing problem for children. <text:s text:c="2"/>This approach will employ creative technology enhanced methods to improve patient adherence to prescribed treatment. <text:s/>Using readily accessible text messaging and email technology this approach gives a 90 day educational program for anyone diagnosed with asthma.</text:p>
      <text:p text:style-name="P2"/>
      <text:h text:style-name="Heading_20_3" text:outline-level="3">Areas of Focus</text:h>
      <text:list xml:id="list1659467785" text:style-name="L1">
        <text:list-item>
          <text:p text:style-name="P25">Helping the patient follow their Action Plan</text:p>
          <text:list>
            <text:list-item>
              <text:p text:style-name="P25">Daily use of a controller </text:p>
            </text:list-item>
            <text:list-item>
              <text:p text:style-name="P25">Symptomatic use of a reliever upon first signs of difficulty in breathing and staged reuse until symptoms clear. </text:p>
            </text:list-item>
          </text:list>
        </text:list-item>
        <text:list-item>
          <text:p text:style-name="P25">Use of peak flow for educational purposes and full loop spirometry for measurements</text:p>
        </text:list-item>
      </text:list>
      <text:h text:style-name="Heading_20_3" text:outline-level="3">Common Barriers to Self-care (Why people don't follow their Action Plan)</text:h>
      <text:list xml:id="list1128912539" text:style-name="L2">
        <text:list-item>
          <text:p text:style-name="P26">Forgetting to take the controller</text:p>
        </text:list-item>
        <text:list-item>
          <text:p text:style-name="P26">Not identifying difficulty in breathing – lack of spirometry for indication</text:p>
        </text:list-item>
        <text:list-item>
          <text:p text:style-name="P26">Peer pressure – not wanting to be different and skipping treatment</text:p>
        </text:list-item>
        <text:list-item>
          <text:p text:style-name="P26">Need more education in</text:p>
          <text:list>
            <text:list-item>
              <text:p text:style-name="P26">Symptoms</text:p>
            </text:list-item>
            <text:list-item>
              <text:p text:style-name="P26">Environment</text:p>
            </text:list-item>
            <text:list-item>
              <text:p text:style-name="P26">Triggers</text:p>
            </text:list-item>
          </text:list>
        </text:list-item>
      </text:list>
      <text:h text:style-name="P61" text:outline-level="2">Asthma Education Summary</text:h>
      <text:p text:style-name="P2">This approach will integrate technology into the cycle of care, with data transmission from mobile phones, resulting in a data driven process including remote insight and behavior change. <text:s/>Registration will be via web (hfstx.org) or text message (TEXT healthy asthma to 25827).</text:p>
      <text:p text:style-name="P2"/>
      <text:p text:style-name="P2">This approach is designed for patients previously diagnosed with chronic asthma and already prescribed with a routine of daily controllers and relievers as well as regularly scheduled follow up visits. <text:s/>Baselines will be established for each patient using full loop spirometry where possible. The educational messages as a tool to help the patient understand symptoms, environment and triggers. </text:p>
      <text:p text:style-name="P2"/>
      <text:p text:style-name="P2">ZipIt! Technology will be used to collect patient medication compliance data, provide education and deliver a satisfaction survey to patients. <text:s text:c="2"/>ZipIt! Technology is a secure mobile text messaging based application that makes it possible for the patient to remotely enter data into the system in just a few seconds. <text:s/>Children as young as ten years old are able to use Zip It! Technology with just a few minutes of training.</text:p>
      <text:p text:style-name="P3"/>
      <text:p text:style-name="P2"/>
      <text:p text:style-name="P2">Key features are:</text:p>
      <text:list xml:id="list708006716" text:style-name="L3">
        <text:list-item>
          <text:p text:style-name="P27">Patient Notifications via SMS or email</text:p>
        </text:list-item>
        <text:list-item>
          <text:p text:style-name="P27">Compliance data collection <text:span text:style-name="T7">using Zip It! Technology and Text Messaging</text:span></text:p>
        </text:list-item>
        <text:list-item>
          <text:p text:style-name="P30">Education using Zip It! Technology and Text Messaging</text:p>
        </text:list-item>
        <text:list-item>
          <text:p text:style-name="P27">Periodic messages focused on Zone awareness to engage patients</text:p>
        </text:list-item>
        <text:list-item>
          <text:p text:style-name="P30">Periodic messages focused on Encouragement and Reinforcement</text:p>
        </text:list-item>
      </text:list>
      <text:h text:style-name="P62" text:outline-level="2">Patient Groups</text:h>
      <text:p text:style-name="Text_20_body">Open to anyone with asthma or an interest in learning more about asthma</text:p>
      <text:h text:style-name="Heading_20_2" text:outline-level="2"><text:span text:style-name="T1">Success</text:span> <text:span text:style-name="T1">Metrics</text:span></text:h>
      <text:list xml:id="list1026095466" text:style-name="L4">
        <text:list-item>
          <text:p text:style-name="P28">Satisfaction</text:p>
        </text:list-item>
      </text:list>
      <text:list xml:id="list1999871556" text:style-name="L5">
        <text:list-item>
          <text:p text:style-name="P49">Patient </text:p>
        </text:list-item>
      </text:list>
      <text:list xml:id="list1481286150" text:style-name="L6">
        <text:list-item>
          <text:p text:style-name="P50">Parent </text:p>
        </text:list-item>
        <text:list-item>
          <text:p text:style-name="P50">School Nurse </text:p>
        </text:list-item>
        <text:list-item>
          <text:p text:style-name="P50">Medical Staff </text:p>
        </text:list-item>
      </text:list>
      <text:list xml:id="list218835618" text:continue-list="list1026095466" text:style-name="L4">
        <text:list-item>
          <text:p text:style-name="P28">Sustainability</text:p>
          <text:list>
            <text:list-item>
              <text:p text:style-name="P28">Patient</text:p>
              <text:list>
                <text:list-item>
                  <text:p text:style-name="P28">Quality of Life survey at beginning and end of pilot</text:p>
                </text:list-item>
              </text:list>
            </text:list-item>
            <text:list-item>
              <text:p text:style-name="P28">Clinicians</text:p>
            </text:list-item>
            <text:list-item>
              <text:p text:style-name="P28">Home Health</text:p>
            </text:list-item>
            <text:list-item>
              <text:p text:style-name="P28">Parent</text:p>
            </text:list-item>
          </text:list>
          <text:p text:style-name="P31"/>
        </text:list-item>
      </text:list>
      <text:list xml:id="list1888116919" text:style-name="L7">
        <text:list-item>
          <text:p text:style-name="P33">ZipIt! technology will be used for a three question patient survey (for Patients in Flow 1b that have been provided with the ZipIt! Technology).</text:p>
        </text:list-item>
        <text:list-item>
          <text:p text:style-name="P33">Metrics</text:p>
          <text:list>
            <text:list-item>
              <text:p text:style-name="P33">Number of one way messages sent</text:p>
            </text:list-item>
            <text:list-item>
              <text:p text:style-name="P33">Number of two way messages sent</text:p>
            </text:list-item>
            <text:list-item>
              <text:p text:style-name="P33">Number of responses to two way messages</text:p>
            </text:list-item>
          </text:list>
        </text:list-item>
      </text:list>
      <text:p text:style-name="P4"/>
      <text:list xml:id="list1667479473" text:continue-numbering="true" text:style-name="L7">
        <text:list-header>
          <text:p text:style-name="P33"/>
        </text:list-header>
      </text:list>
      <text:h text:style-name="Heading_20_1" text:outline-level="1">Methods</text:h>
      <text:h text:style-name="Heading_20_2" text:outline-level="2">Definitions</text:h>
      <text:p text:style-name="P6">Zones</text:p>
      <text:list xml:id="list772392311" text:style-name="L8">
        <text:list-item>
          <text:list>
            <text:list-item>
              <text:p text:style-name="P29">Well controlled – green</text:p>
            </text:list-item>
            <text:list-item>
              <text:p text:style-name="P29">Mild to medium symptoms – yellow</text:p>
            </text:list-item>
            <text:list-item>
              <text:p text:style-name="P29">Severe symptoms – red</text:p>
            </text:list-item>
          </text:list>
          <text:p text:style-name="P29"/>
        </text:list-item>
      </text:list>
      <text:p text:style-name="P8">If a patient remains in the yellow category for 24 hours then they are automatically reclassified to the red or severe category.</text:p>
      <text:p text:style-name="P8"/>
      <text:p text:style-name="P8">4 uses of a reliever within any 24 hr period is a cause for concern. </text:p>
      <text:p text:style-name="P6"/>
      <text:p text:style-name="P6">Contact Points – <text:span text:style-name="T6">The patient/guardian will be asked to provide t</text:span><text:span text:style-name="T2">wo cell phone numbers and one email address.</text:span></text:p>
      <text:p text:style-name="P6"/>
      <text:p text:style-name="P6">Action Plan</text:p>
      <text:list xml:id="list1241700837" text:style-name="L9">
        <text:list-item>
          <text:p text:style-name="P43">Template: <text:s text:c="2"/><text:a xlink:type="simple" xlink:href="http://www.nhlbi.nih.gov/health/public/lung/asthma/actionplan_text.htm">http://www.nhlbi.nih.gov/health/public/lung/asthma/actionplan_text.htm</text:a></text:p>
        </text:list-item>
        <text:list-item>
          <text:p text:style-name="P40">Self care plan customized to each patient's needs</text:p>
        </text:list-item>
        <text:list-item>
          <text:p text:style-name="P40">“Follow your action plan”</text:p>
        </text:list-item>
      </text:list>
      <text:list xml:id="list573199904" text:style-name="L10">
        <text:list-item>
          <text:list>
            <text:list-item>
              <text:p text:style-name="P41">Mantra</text:p>
            </text:list-item>
            <text:list-item>
              <text:p text:style-name="P41"><text:soft-page-break/>Always end with “If don't improve, call Dr.”</text:p>
            </text:list-item>
          </text:list>
        </text:list-item>
      </text:list>
      <text:p text:style-name="P6"/>
      <text:p text:style-name="Standard"><text:span text:style-name="T1">Adjunct Education – </text:span>Education about symptoms, environment and triggers </text:p>
      <text:p text:style-name="Standard"/>
      <text:p text:style-name="P6">1way Notification Message <text:span text:style-name="T6">– An outbound notification message where no response is expected</text:span></text:p>
      <text:p text:style-name="P6"/>
      <text:p text:style-name="Standard"><text:span text:style-name="T1">2way Request Message </text:span><text:span text:style-name="T6">– An outbound message where a response is expected</text:span></text:p>
      <text:p text:style-name="P7"/>
      <text:p text:style-name="Standard"><text:span text:style-name="T1">Participation </text:span><text:span text:style-name="T6">– the patient is 'participating' if there is response to a 2way Request Message or ZipIt! Request within the last 7 calendar days</text:span></text:p>
      <text:p text:style-name="P7"/>
      <text:h text:style-name="Heading_20_2" text:outline-level="2">Key Features</text:h>
      <text:list xml:id="list1660100148" text:style-name="L11">
        <text:list-item>
          <text:p text:style-name="P32">Full loop spirometry data collection</text:p>
          <text:list>
            <text:list-item>
              <text:p text:style-name="P34">In office</text:p>
            </text:list-item>
          </text:list>
        </text:list-item>
        <text:list-item>
          <text:p text:style-name="P32">Patient Notifications via SMS or email </text:p>
        </text:list-item>
      </text:list>
      <text:list xml:id="list898794510" text:style-name="L12">
        <text:list-item>
          <text:list>
            <text:list-item>
              <text:p text:style-name="P35">Notifications will be sent to all contact points for a patient</text:p>
              <text:list>
                <text:list-item>
                  <text:p text:style-name="P35">Patient</text:p>
                </text:list-item>
                <text:list-item>
                  <text:p text:style-name="P35">Caregiver</text:p>
                </text:list-item>
                <text:list-item>
                  <text:p text:style-name="P35">via email and text message (for those who have opted in to receive texts)</text:p>
                </text:list-item>
              </text:list>
            </text:list-item>
          </text:list>
        </text:list-item>
      </text:list>
      <text:list xml:id="list1143706599" text:continue-list="list1660100148" text:style-name="L11">
        <text:list-item>
          <text:list>
            <text:list-item>
              <text:p text:style-name="P34">Appointment Reminders</text:p>
              <text:list>
                <text:list-item>
                  <text:p text:style-name="P42">For appointments, contact healthimo with the latest schedule</text:p>
                </text:list-item>
              </text:list>
            </text:list-item>
            <text:list-item>
              <text:p text:style-name="P34">Ozone Alerts</text:p>
            </text:list-item>
            <text:list-item>
              <text:p text:style-name="P34">Pollen Alerts</text:p>
            </text:list-item>
          </text:list>
        </text:list-item>
        <text:list-item>
          <text:p text:style-name="P32">Compliance data collection using ZipIt! Technology</text:p>
          <text:list>
            <text:list-item>
              <text:p text:style-name="P34">Medication logging via ZipIt! Technology</text:p>
              <text:list>
                <text:list-item>
                  <text:p text:style-name="P34">Use of Reliever</text:p>
                  <text:list>
                    <text:list-item>
                      <text:p text:style-name="P34">“Register” use of inhaler; e.g. record first use (for this period) in ZipIt! </text:p>
                    </text:list-item>
                    <text:list-item>
                      <text:p text:style-name="P34">Patient will be asked to use ZipIt! to log the first use for inhaler. <text:s/></text:p>
                    </text:list-item>
                    <text:list-item>
                      <text:p text:style-name="P34">Maximum of two logs per week.</text:p>
                    </text:list-item>
                  </text:list>
                </text:list-item>
              </text:list>
            </text:list-item>
          </text:list>
        </text:list-item>
        <text:list-item>
          <text:p text:style-name="P32">Daily controller reminder message combined with data collection and education</text:p>
          <text:list>
            <text:list-item>
              <text:p text:style-name="P34">Patients commonly set reminder alarms to remember to take their controller each day</text:p>
            </text:list-item>
            <text:list-item>
              <text:p text:style-name="P34">We collect the time of day the patient would like to take their controller</text:p>
            </text:list-item>
            <text:list-item>
              <text:p text:style-name="P34">A text message will be sent to the patient each day of the week at their preferred time of day.</text:p>
              <text:list>
                <text:list-item>
                  <text:p text:style-name="P34">Messages do not say “take your controller”! <text:s text:c="2"/>Instead, the receipt of the message itself serves as the reminder to take the controller. The message content is used to deliver education and request information.</text:p>
                </text:list-item>
              </text:list>
            </text:list-item>
            <text:list-item>
              <text:p text:style-name="P32">Data Collection</text:p>
              <text:list>
                <text:list-item>
                  <text:p text:style-name="P34">There are two data collection requests per week</text:p>
                  <text:list>
                    <text:list-item>
                      <text:p text:style-name="P34">Once per week a message asking how many times the patient missed/forgot controller </text:p>
                    </text:list-item>
                    <text:list-item>
                      <text:p text:style-name="P34">Once per week a message asking the patient what zone they are in</text:p>
                    </text:list-item>
                    <text:list-item>
                      <text:p text:style-name="P34">How are you feeling, what zone are you in (green, yellow or red)?</text:p>
                    </text:list-item>
                  </text:list>
                </text:list-item>
              </text:list>
            </text:list-item>
          </text:list>
        </text:list-item>
      </text:list>
      <text:list xml:id="list1592736929" text:style-name="L13">
        <text:list-item>
          <text:list>
            <text:list-item>
              <text:list>
                <text:list-item>
                  <text:list>
                    <text:list-item>
                      <text:p text:style-name="P44">If they reply with 'green', they will get the following response:</text:p>
                      <text:list>
                        <text:list-item>
                          <text:p text:style-name="P44">Follow your action plan. In case of medical emergency, call 911.</text:p>
                        </text:list-item>
                      </text:list>
                    </text:list-item>
                    <text:list-item>
                      <text:p text:style-name="P44">If they reply with 'yellow', they will get the following response:</text:p>
                      <text:list>
                        <text:list-item>
                          <text:p text:style-name="P44">Follow your action plan, and if <text:s/>you don't improve, call your Dr. In case of medical emergency, call 911.</text:p>
                        </text:list-item>
                      </text:list>
                    </text:list-item>
                    <text:list-item>
                      <text:p text:style-name="P44">If they reply with 'red', they will get the following response: </text:p>
                      <text:list>
                        <text:list-item>
                          <text:p text:style-name="P44"><text:soft-page-break/>Follow your action plan, and if <text:s/>you don't improve, call your Dr. or go to the ER. In case of medical emergency, call 911.</text:p>
                        </text:list-item>
                      </text:list>
                    </text:list-item>
                    <text:list-item>
                      <text:p text:style-name="P44">If they reply with anything else, <text:s/>they will get the following response: </text:p>
                      <text:list>
                        <text:list-item>
                          <text:p text:style-name="P44">Please reply with green, yellow or red for zone. In case of medical emergency, call 911.</text:p>
                        </text:list-item>
                      </text:list>
                    </text:list-item>
                  </text:list>
                </text:list-item>
              </text:list>
            </text:list-item>
          </text:list>
        </text:list-item>
      </text:list>
      <text:list xml:id="list422363973" text:continue-list="list1143706599" text:style-name="L11">
        <text:list-item>
          <text:list>
            <text:list-item>
              <text:list>
                <text:list-item>
                  <text:list>
                    <text:list-item>
                      <text:p text:style-name="P39">The following default message will be sent for any unexpected or uninterpretable inbound message:</text:p>
                    </text:list-item>
                  </text:list>
                </text:list-item>
              </text:list>
            </text:list-item>
          </text:list>
        </text:list-item>
      </text:list>
      <text:list xml:id="list649490510" text:style-name="L14">
        <text:list-item>
          <text:list>
            <text:list-item>
              <text:list>
                <text:list-item>
                  <text:list>
                    <text:list-item>
                      <text:list>
                        <text:list-item>
                          <text:p text:style-name="P36">In case of medical emergency, call 911.</text:p>
                        </text:list-item>
                      </text:list>
                    </text:list-item>
                  </text:list>
                </text:list-item>
              </text:list>
            </text:list-item>
          </text:list>
        </text:list-item>
      </text:list>
      <text:list xml:id="list499348450" text:continue-list="list422363973" text:style-name="L11">
        <text:list-item>
          <text:list>
            <text:list-item>
              <text:p text:style-name="P45"><text:span text:style-name="T4">Education <text:line-break/></text:span><text:span text:style-name="T3">Get patients engaged in identifying how these concepts apply to them personally by asking them questions in the Zip It! Application, and reporting this information back to CMC staff</text:span></text:p>
              <text:list>
                <text:list-item>
                  <text:p text:style-name="P34">Symptoms</text:p>
                </text:list-item>
              </text:list>
            </text:list-item>
          </text:list>
        </text:list-item>
      </text:list>
      <text:list xml:id="list1982084149" text:style-name="L15">
        <text:list-item>
          <text:list>
            <text:list-item>
              <text:list>
                <text:list-item>
                  <text:list>
                    <text:list-item>
                      <text:p text:style-name="P46"><text:span text:style-name="T2">Concept: What are </text:span><text:span text:style-name="T5">your </text:span><text:span text:style-name="T2">symptoms? <text:s/>They are very patient specific. Get them to think in terms of </text:span><text:span text:style-name="T5">their </text:span><text:span text:style-name="T2">asthma symptoms, triggers, etc.</text:span></text:p>
                    </text:list-item>
                    <text:list-item>
                      <text:p text:style-name="P37">Symptom checklist display incl use of Peak Flow (use std checklist)</text:p>
                    </text:list-item>
                  </text:list>
                </text:list-item>
              </text:list>
            </text:list-item>
          </text:list>
        </text:list-item>
      </text:list>
      <text:list xml:id="list548324782" text:continue-list="list499348450" text:style-name="L11">
        <text:list-item>
          <text:list>
            <text:list-item>
              <text:list>
                <text:list-item>
                  <text:p text:style-name="P34">Environment. Where are you? What is around you?</text:p>
                </text:list-item>
              </text:list>
            </text:list-item>
          </text:list>
        </text:list-item>
      </text:list>
      <text:list xml:id="list953998116" text:style-name="L16">
        <text:list-item>
          <text:list>
            <text:list-item>
              <text:list>
                <text:list-item>
                  <text:list>
                    <text:list-item>
                      <text:p text:style-name="P38">Second hand smoke,</text:p>
                    </text:list-item>
                    <text:list-item>
                      <text:p text:style-name="P38">Ozone, </text:p>
                    </text:list-item>
                    <text:list-item>
                      <text:p text:style-name="P38">Weather,</text:p>
                    </text:list-item>
                    <text:list-item>
                      <text:p text:style-name="P38">etc.</text:p>
                    </text:list-item>
                  </text:list>
                </text:list-item>
              </text:list>
            </text:list-item>
          </text:list>
        </text:list-item>
      </text:list>
      <text:list xml:id="list1932260990" text:continue-list="list548324782" text:style-name="L11">
        <text:list-item>
          <text:list>
            <text:list-item>
              <text:list>
                <text:list-item>
                  <text:p text:style-name="P47"><text:span text:style-name="T2">Triggers. <text:s/>What are </text:span><text:span text:style-name="T5">your </text:span><text:span text:style-name="T2">triggers?</text:span></text:p>
                  <text:list>
                    <text:list-item>
                      <text:p text:style-name="P34">List from meds was discussed</text:p>
                    </text:list-item>
                  </text:list>
                </text:list-item>
              </text:list>
            </text:list-item>
            <text:list-item>
              <text:p text:style-name="P32">Periodic messages focused on Encouragement and Reinforcement</text:p>
              <text:list>
                <text:list-item>
                  <text:p text:style-name="P34">Every message should encourage and reinforce </text:p>
                </text:list-item>
                <text:list-item>
                  <text:p text:style-name="P34">Additional messages each week with encouragement/reinforcement regardless of zone, participation etc.</text:p>
                </text:list-item>
              </text:list>
            </text:list-item>
          </text:list>
        </text:list-item>
      </text:list>
      <text:h text:style-name="P59" text:outline-level="2">Patient Enrollment Process</text:h>
      <text:list xml:id="list573131205" text:style-name="L17">
        <text:list-item>
          <text:p text:style-name="P48"><text:tab/>Patients will be enrolled using a data feed provided by Driscoll Children's Health Plan</text:p>
          <text:list>
            <text:list-item>
              <text:p text:style-name="P48">The data feed will be updated monthly so new patients can be contacted</text:p>
            </text:list-item>
            <text:list-item>
              <text:p text:style-name="P48">The data feed will include anyone who has been previously diagnosed w/ asthma (either persistent or non-persistent)</text:p>
            </text:list-item>
          </text:list>
        </text:list-item>
        <text:list-item>
          <text:p text:style-name="P48">The patients will be asking if they want to opt-out of asthma education messages</text:p>
          <text:list>
            <text:list-item>
              <text:p text:style-name="P48">If they opt-out, all messaging to them will stop</text:p>
            </text:list-item>
            <text:list-item>
              <text:p text:style-name="P48">If they do not opt out, they will receive the text messages described in this specification</text:p>
            </text:list-item>
          </text:list>
        </text:list-item>
      </text:list>
      <text:p text:style-name="P5"/>
      <text:h text:style-name="P54" text:outline-level="1">Messages</text:h>
      <text:h text:style-name="Heading_20_2" text:outline-level="2">Message Frequency</text:h>
      <text:h text:style-name="Heading_20_3" text:outline-level="3">Notification and Reminder Messages</text:h>
      <table:table table:name="notremessages" table:style-name="notremessages">
        <table:table-column table:style-name="notremessages.A"/>
        <table:table-column table:style-name="notremessages.B"/>
        <table:table-column table:style-name="notremessages.C"/>
        <table:table-column table:style-name="notremessages.D"/>
        <table:table-header-rows>
          <table:table-row>
            <table:table-cell table:style-name="notremessages.A1" office:value-type="string">
              <text:p text:style-name="Table_20_Heading">Message Type</text:p>
            </table:table-cell>
            <table:table-cell table:style-name="notremessages.A1" office:value-type="string">
              <text:p text:style-name="Table_20_Heading">Schedule</text:p>
            </table:table-cell>
            <table:table-cell table:style-name="notremessages.A1" office:value-type="string">
              <text:p text:style-name="Table_20_Heading">Total</text:p>
            </table:table-cell>
            <table:table-cell table:style-name="notremessages.D1" office:value-type="string">
              <text:p text:style-name="Table_20_Heading">Note</text:p>
            </table:table-cell>
          </table:table-row>
        </table:table-header-rows>
        <table:table-row>
          <table:table-cell table:style-name="notremessages.A2" office:value-type="string">
            <text:p text:style-name="P11">Patient Setup</text:p>
          </table:table-cell>
          <table:table-cell table:style-name="notremessages.A2" office:value-type="string">
            <text:p text:style-name="P11">At Patient Enrollment</text:p>
          </table:table-cell>
          <table:table-cell table:style-name="notremessages.C2" office:value-type="float" office:value="1">
            <text:p text:style-name="P11">1</text:p>
          </table:table-cell>
          <table:table-cell table:style-name="notremessages.D2" office:value-type="string">
            <text:p text:style-name="P15">Confirm phone numbers and email addresses are correct</text:p>
          </table:table-cell>
        </table:table-row>
        <table:table-row>
          <table:table-cell table:style-name="notremessages.A2" office:value-type="string">
            <text:p text:style-name="P11">Appointment Reminder</text:p>
          </table:table-cell>
          <table:table-cell table:style-name="notremessages.A2" office:value-type="string">
            <text:p text:style-name="P11">24 hours before each appointment <text:s/></text:p>
          </table:table-cell>
          <table:table-cell table:style-name="notremessages.C2" office:value-type="float" office:value="2">
            <text:p text:style-name="P11">2</text:p>
          </table:table-cell>
          <table:table-cell table:style-name="notremessages.D2" office:value-type="string">
            <text:p text:style-name="P24">Sent at same time appointment is scheduled for on the following day</text:p>
          </table:table-cell>
        </table:table-row>
        <table:table-row>
          <table:table-cell table:style-name="notremessages.A2" office:value-type="string">
            <text:p text:style-name="P11">Pollen Notification </text:p>
          </table:table-cell>
          <table:table-cell table:style-name="notremessages.A2" office:value-type="string">
            <text:p text:style-name="P11">Ad-hoc</text:p>
          </table:table-cell>
          <table:table-cell table:style-name="notremessages.A2" office:value-type="string">
            <text:p text:style-name="P11">0-17</text:p>
          </table:table-cell>
          <table:table-cell table:style-name="notremessages.D2" office:value-type="string">
            <text:list xml:id="list47279141" text:style-name="L18">
              <text:list-item>
                <text:p text:style-name="P51">Sent 1x per week, at 8am or 10 minutes after AM controller reminder</text:p>
              </text:list-item>
              <text:list-item>
                <text:p text:style-name="P51">For mold, grass, trees and weeds. <text:s/></text:p>
              </text:list-item>
              <text:list-item>
                <text:p text:style-name="P51">Sent if level is 'HIGH' or higher.</text:p>
              </text:list-item>
            </text:list>
          </table:table-cell>
        </table:table-row>
        <table:table-row>
          <table:table-cell table:style-name="notremessages.A2" office:value-type="string">
            <text:p text:style-name="P11">Ozone Notification </text:p>
          </table:table-cell>
          <table:table-cell table:style-name="notremessages.A2" office:value-type="string">
            <text:p text:style-name="P11">Ad-hoc</text:p>
          </table:table-cell>
          <table:table-cell table:style-name="notremessages.A2" office:value-type="string">
            <text:p text:style-name="P11">0-17</text:p>
          </table:table-cell>
          <table:table-cell table:style-name="notremessages.D2" office:value-type="string">
            <text:list xml:id="list588984850" text:style-name="L19">
              <text:list-item>
                <text:p text:style-name="P52">Sent 1x per week, at 8am or 10 minutes after AM controller reminder</text:p>
              </text:list-item>
              <text:list-item>
                <text:p text:style-name="P52">If level is 'red' or higher, sent daily.</text:p>
              </text:list-item>
              <text:list-item>
                <text:p text:style-name="P52">If level is 'orange', sent on first successive occurrence per week.</text:p>
              </text:list-item>
            </text:list>
            <text:p text:style-name="P9">O O R P Y O Ozone <text:span text:style-name="T6">Level (O=Orange,R=Red)</text:span></text:p>
            <text:p text:style-name="P10">Y N Y Y N Y Sent? (Y = sent, N = not sent)</text:p>
          </table:table-cell>
        </table:table-row>
      </table:table>
      <text:p text:style-name="Text_20_body"/>
      <text:h text:style-name="Heading_20_3" text:outline-level="3">Weekly Messages</text:h>
      <text:list xml:id="list207529317" text:style-name="L20">
        <text:list-item>
          <text:p text:style-name="P55">There may be more messages in the library than the total here because there can be multiple messages for each message type (e.g. more than one way to ask how you are feeling and what zone you are in).</text:p>
          <text:p text:style-name="P55"/>
        </text:list-item>
      </text:list>
      <table:table table:name="Table3" table:style-name="Table3">
        <table:table-column table:style-name="Table3.A"/>
        <table:table-column table:style-name="Table3.B"/>
        <table:table-row>
          <table:table-cell table:style-name="Table3.A1" office:value-type="string">
            <text:p text:style-name="Table_20_Contents">Number of weeks patient is enrolled </text:p>
          </table:table-cell>
          <table:table-cell table:style-name="Table3.B1" office:value-type="float" office:value="17">
            <text:p text:style-name="Table_20_Contents">17</text:p>
          </table:table-cell>
        </table:table-row>
        <table:table-row>
          <table:table-cell table:style-name="Table3.A2" office:value-type="string">
            <text:p text:style-name="Table_20_Contents">Number of messages with replies </text:p>
          </table:table-cell>
          <table:table-cell table:style-name="Table3.B2" office:value-type="float" office:value="2">
            <text:p text:style-name="Table_20_Contents">2</text:p>
          </table:table-cell>
        </table:table-row>
      </table:table>
      <text:p text:style-name="P23"/>
      <text:p text:style-name="P23"/>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Message Type</text:p>
            </table:table-cell>
            <table:table-cell table:style-name="Table1.A1" office:value-type="string">
              <text:p text:style-name="Table_20_Heading">Reply?</text:p>
            </table:table-cell>
            <table:table-cell table:style-name="Table1.A1" office:value-type="string">
              <text:p text:style-name="Table_20_Heading">AM </text:p>
            </table:table-cell>
            <table:table-cell table:style-name="Table1.A1" office:value-type="string">
              <text:p text:style-name="Table_20_Heading">PM</text:p>
            </table:table-cell>
            <table:table-cell table:style-name="Table1.E1" office:value-type="string">
              <text:p text:style-name="Table_20_Heading">Note</text:p>
            </table:table-cell>
          </table:table-row>
        </table:table-header-rows>
        <table:table-row>
          <table:table-cell table:style-name="Table1.A2" office:value-type="string">
            <text:list xml:id="list42569032" text:style-name="L21">
              <text:list-item>
                <text:p text:style-name="P53">Controller compliance</text:p>
              </text:list-item>
            </text:list>
          </table:table-cell>
          <table:table-cell table:style-name="Table1.A2" office:value-type="string">
            <text:p text:style-name="P11">Patient replies with the number of times missed controller this week</text:p>
          </table:table-cell>
          <table:table-cell table:style-name="Table1.C2" table:formula="ooow:(&lt;Table3.B1&gt;)" office:value-type="float" office:value="17">
            <text:p text:style-name="P11">17</text:p>
          </table:table-cell>
          <table:table-cell table:style-name="Table1.C2" table:formula="ooow:&lt;Table3.B1&gt;" office:value-type="float" office:value="17">
            <text:p text:style-name="P11">17</text:p>
          </table:table-cell>
          <table:table-cell table:style-name="Table1.E2" office:value-type="string">
            <text:p text:style-name="P11"/>
          </table:table-cell>
        </table:table-row>
        <table:table-row>
          <table:table-cell table:style-name="Table1.A2" office:value-type="string">
            <text:list xml:id="list1418310950" text:continue-numbering="true" text:style-name="L21">
              <text:list-item>
                <text:p text:style-name="P53">Zone Question</text:p>
              </text:list-item>
            </text:list>
          </table:table-cell>
          <table:table-cell table:style-name="Table1.A2" office:value-type="string">
            <text:p text:style-name="P11">Patient replies with current <text:s/>zone they are in</text:p>
          </table:table-cell>
          <table:table-cell table:style-name="Table1.C2" table:formula="ooow:(&lt;Table3.B1&gt;)" office:value-type="float" office:value="17">
            <text:p text:style-name="P11">17</text:p>
          </table:table-cell>
          <table:table-cell table:style-name="Table1.C2" office:value-type="float" office:value="17">
            <text:p text:style-name="P11">17</text:p>
          </table:table-cell>
          <table:table-cell table:style-name="Table1.E2" office:value-type="string">
            <text:p text:style-name="P11">System replies to patient response per Flow 1b</text:p>
          </table:table-cell>
        </table:table-row>
        <table:table-row>
          <table:table-cell table:style-name="Table1.A2" office:value-type="string">
            <text:list xml:id="list1692912949" text:continue-numbering="true" text:style-name="L21">
              <text:list-item>
                <text:p text:style-name="P53">Encouragement</text:p>
              </text:list-item>
            </text:list>
          </table:table-cell>
          <table:table-cell table:style-name="Table1.A2" office:value-type="string">
            <text:p text:style-name="P11">-</text:p>
          </table:table-cell>
          <table:table-cell table:style-name="Table1.C2" table:formula="ooow:(&lt;Table3.B1&gt;)" office:value-type="float" office:value="17">
            <text:p text:style-name="P11">17</text:p>
          </table:table-cell>
          <table:table-cell table:style-name="Table1.C2" office:value-type="float" office:value="17">
            <text:p text:style-name="P11">17</text:p>
          </table:table-cell>
          <table:table-cell table:style-name="Table1.E2" office:value-type="string">
            <text:p text:style-name="P11"/>
          </table:table-cell>
        </table:table-row>
        <table:table-row>
          <table:table-cell table:style-name="Table1.A2" office:value-type="string">
            <text:list xml:id="list733616288" text:continue-numbering="true" text:style-name="L21">
              <text:list-item>
                <text:p text:style-name="P53">Symptoms</text:p>
              </text:list-item>
            </text:list>
          </table:table-cell>
          <table:table-cell table:style-name="Table1.A2" office:value-type="string">
            <text:p text:style-name="P11">-</text:p>
          </table:table-cell>
          <table:table-cell table:style-name="Table1.C2" table:formula="ooow:(&lt;Table3.B1&gt;)" office:value-type="float" office:value="17">
            <text:p text:style-name="P11">17</text:p>
          </table:table-cell>
          <table:table-cell table:style-name="Table1.C2" office:value-type="float" office:value="17">
            <text:p text:style-name="P11">17</text:p>
          </table:table-cell>
          <table:table-cell table:style-name="Table1.E2" office:value-type="string">
            <text:p text:style-name="P11"/>
          </table:table-cell>
        </table:table-row>
        <text:soft-page-break/>
        <table:table-row>
          <table:table-cell table:style-name="Table1.A2" office:value-type="string">
            <text:list xml:id="list1904423323" text:continue-numbering="true" text:style-name="L21">
              <text:list-item>
                <text:p text:style-name="P53">Environment/Triggers</text:p>
              </text:list-item>
            </text:list>
          </table:table-cell>
          <table:table-cell table:style-name="Table1.A2" office:value-type="string">
            <text:p text:style-name="P11">-</text:p>
          </table:table-cell>
          <table:table-cell table:style-name="Table1.C2" table:formula="ooow:(&lt;Table3.B1&gt;)" office:value-type="float" office:value="17">
            <text:p text:style-name="P11">17</text:p>
          </table:table-cell>
          <table:table-cell table:style-name="Table1.C2" office:value-type="float" office:value="17">
            <text:p text:style-name="P11">17</text:p>
          </table:table-cell>
          <table:table-cell table:style-name="Table1.E2" office:value-type="string">
            <text:p text:style-name="P11"/>
          </table:table-cell>
        </table:table-row>
        <table:table-row>
          <table:table-cell table:style-name="Table1.A2" office:value-type="string">
            <text:list xml:id="list1562646301" text:continue-numbering="true" text:style-name="L21">
              <text:list-item>
                <text:p text:style-name="P53">Medications</text:p>
              </text:list-item>
            </text:list>
          </table:table-cell>
          <table:table-cell table:style-name="Table1.A2" office:value-type="string">
            <text:p text:style-name="P11">-</text:p>
          </table:table-cell>
          <table:table-cell table:style-name="Table1.C2" table:formula="ooow:(&lt;Table3.B1&gt;)" office:value-type="float" office:value="17">
            <text:p text:style-name="P11">17</text:p>
          </table:table-cell>
          <table:table-cell table:style-name="Table1.C2" office:value-type="float" office:value="17">
            <text:p text:style-name="P11">17</text:p>
          </table:table-cell>
          <table:table-cell table:style-name="Table1.E2" office:value-type="string">
            <text:p text:style-name="P11"/>
          </table:table-cell>
        </table:table-row>
        <table:table-row>
          <table:table-cell table:style-name="Table1.A2" office:value-type="string">
            <text:list xml:id="list1824897868" text:continue-numbering="true" text:style-name="L21">
              <text:list-item>
                <text:p text:style-name="P53">Health/Body</text:p>
              </text:list-item>
            </text:list>
          </table:table-cell>
          <table:table-cell table:style-name="Table1.A2" office:value-type="string">
            <text:p text:style-name="P11">-</text:p>
          </table:table-cell>
          <table:table-cell table:style-name="Table1.C2" table:formula="ooow:(&lt;Table3.B1&gt;)" office:value-type="float" office:value="17">
            <text:p text:style-name="P11">17</text:p>
          </table:table-cell>
          <table:table-cell table:style-name="Table1.C2" office:value-type="float" office:value="17">
            <text:p text:style-name="P11">17</text:p>
          </table:table-cell>
          <table:table-cell table:style-name="Table1.E2" office:value-type="string">
            <text:p text:style-name="P11"/>
          </table:table-cell>
        </table:table-row>
        <table:table-row>
          <table:table-cell table:style-name="Table1.A2" office:value-type="string">
            <text:p text:style-name="P13">Totals</text:p>
          </table:table-cell>
          <table:table-cell table:style-name="Table1.C2" table:formula="ooow:&lt;Table3.B1&gt;*&lt;Table3.B2&gt;" office:value-type="float" office:value="34">
            <text:p text:style-name="P14">34</text:p>
          </table:table-cell>
          <table:table-cell table:style-name="Table1.C2" table:formula="ooow:sum(&lt;C2:C8&gt;)" office:value-type="float" office:value="119">
            <text:p text:style-name="P11">119</text:p>
          </table:table-cell>
          <table:table-cell table:style-name="Table1.C2" table:formula="ooow:sum(&lt;D2:D8&gt;)" office:value-type="float" office:value="119">
            <text:p text:style-name="P14">119</text:p>
          </table:table-cell>
          <table:table-cell table:style-name="Table1.E9" table:formula="ooow:&lt;C9&gt;+&lt;B9&gt;+&lt;D9&gt;" office:value-type="float" office:value="272">
            <text:p text:style-name="P12">272</text:p>
          </table:table-cell>
        </table:table-row>
        <table:table-row>
          <table:table-cell table:style-name="Table1.A2" office:value-type="string">
            <text:p text:style-name="P13">Total Scheduled Outbound</text:p>
          </table:table-cell>
          <table:table-cell table:style-name="Table1.C2">
            <text:p text:style-name="P14"/>
          </table:table-cell>
          <table:table-cell table:style-name="Table1.C2" table:formula="ooow:&lt;C9&gt;" office:value-type="float" office:value="119">
            <text:p text:style-name="P11">119</text:p>
          </table:table-cell>
          <table:table-cell table:style-name="Table1.C2" table:formula="ooow:&lt;D9&gt;" office:value-type="float" office:value="119">
            <text:p text:style-name="P14">119</text:p>
          </table:table-cell>
          <table:table-cell table:style-name="Table1.E9" table:formula="ooow:&lt;C10&gt;+&lt;B10&gt;+&lt;D10&gt;" office:value-type="float" office:value="238">
            <text:p text:style-name="P12">238</text:p>
          </table:table-cell>
        </table:table-row>
      </table:table>
      <text:p text:style-name="Standard"/>
      <text:h text:style-name="Heading_20_2" text:outline-level="2">Example Messages</text:h>
      <text:list xml:id="list1352661041" text:style-name="L22">
        <text:list-item>
          <text:p text:style-name="P56">Message (+Subject) can be up to a max of 130 characters.</text:p>
        </text:list-item>
        <text:list-item>
          <text:p text:style-name="P56">A two line message in this format is 130 characeters.</text:p>
        </text:list-item>
        <text:list-item>
          <text:p text:style-name="P57">To wrap to second line, add a space (e.g. the second example message, the word max has a space after the a (ma x). <text:s/></text:p>
        </text:list-item>
      </text:list>
      <text:h text:style-name="Heading_20_3" text:outline-level="3">Example Message </text:h>
      <text:p text:style-name="P17"><text:span text:style-name="T9"><text:s text:c="9"/></text:span><text:span text:style-name="T10">1 <text:s text:c="8"/>2 <text:s text:c="8"/>3 <text:s text:c="8"/>4 <text:s text:c="8"/>5 <text:s text:c="8"/>6</text:span><text:span text:style-name="T8"> <text:s text:c="2"/></text:span><text:span text:style-name="T11">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text:span></text:p>
      <text:p text:style-name="P19">This is a message example and this message is 65 characters long.</text:p>
      <text:h text:style-name="Heading_20_3" text:outline-level="3">Example Message </text:h>
      <text:p text:style-name="P16"><text:span text:style-name="T9"><text:s text:c="9"/></text:span><text:span text:style-name="T10">1 <text:s text:c="8"/>2 <text:s text:c="8"/>3 <text:s text:c="8"/>4 <text:s text:c="8"/>5 <text:s text:c="8"/>6</text:span><text:span text:style-name="T8"> <text:s text:c="2"/></text:span><text:span text:style-name="T11">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text:span></text:p>
      <text:p text:style-name="P19">This is an example of a 130 character text message that is the ma x length supported by standard text messaging by all phones in US</text:p>
      <text:p text:style-name="P20"/>
      <text:h text:style-name="Heading_20_2" text:outline-level="2">Patient Setup Message </text:h>
      <text:h text:style-name="Heading_20_3" text:outline-level="3">Phone Number Confirmation Message</text:h>
      <text:p text:style-name="P16"><text:span text:style-name="T9"><text:s text:c="9"/></text:span><text:span text:style-name="T10">1 <text:s text:c="8"/>2 <text:s text:c="8"/>3 <text:s text:c="8"/>4 <text:s text:c="8"/>5 <text:s text:c="8"/>6</text:span><text:span text:style-name="T8"> <text:s text:c="2"/></text:span><text:span text:style-name="T11">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text:span></text:p>
      <text:p text:style-name="P19">Thank you for enrolling in the healthimo asthma management program. Please reply to confirm this phone on your profile.</text:p>
      <text:p text:style-name="P19"/>
      <text:h text:style-name="P62" text:outline-level="2">One Way Reminder and Notification Messages</text:h>
      <text:h text:style-name="Heading_20_3" text:outline-level="3">Appointment Reminder</text:h>
      <text:p text:style-name="P16"><text:span text:style-name="T9"><text:s text:c="9"/></text:span><text:span text:style-name="T10">1 <text:s text:c="8"/>2 <text:s text:c="8"/>3 <text:s text:c="8"/>4 <text:s text:c="8"/>5 <text:s text:c="8"/>6</text:span><text:span text:style-name="T8"> <text:s text:c="2"/></text:span><text:span text:style-name="T11">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text:span></text:p>
      <text:p text:style-name="P19">Marie has a home visit tomorrow 9:30 AM at your home. <text:s/>Thanks, your home health nurse.</text:p>
      <text:h text:style-name="Heading_20_3" text:outline-level="3">Pollen Notification </text:h>
      <text:p text:style-name="P16"><text:span text:style-name="T9"><text:s text:c="9"/></text:span><text:span text:style-name="T10">1 <text:s text:c="8"/>2 <text:s text:c="8"/>3 <text:s text:c="8"/>4 <text:s text:c="8"/>5 <text:s text:c="8"/>6</text:span><text:span text:style-name="T8"> <text:s text:c="2"/></text:span><text:span text:style-name="T11">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text:span></text:p>
      <text:p text:style-name="P19">Fungus, Juniper, Grass are High. <text:s/>Follow your Action Plan!</text:p>
      <text:p text:style-name="P22"><text:span text:style-name="T12">Source: </text:span><text:a xlink:type="simple" xlink:href="http://www.pollencount.com/"><text:span text:style-name="T12">http://www.pollencount.com/</text:span></text:a><text:a xlink:type="simple" xlink:href="http://www.pollencount.com/"><text:span text:style-name="T12"> </text:span></text:a></text:p>
      <text:h text:style-name="Heading_20_3" text:outline-level="3">Ozone Notification</text:h>
      <text:p text:style-name="P16"><text:span text:style-name="T9"><text:s text:c="9"/></text:span><text:span text:style-name="T10">1 <text:s text:c="8"/>2 <text:s text:c="8"/>3 <text:s text:c="8"/>4 <text:s text:c="8"/>5 <text:s text:c="8"/>6</text:span><text:span text:style-name="T8"> <text:s text:c="2"/></text:span><text:span text:style-name="T11">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text:span></text:p>
      <text:p text:style-name="P19">Ozone alert – air pollution watch level Orange. <text:s/>Follow your Action Plan!</text:p>
      <text:p text:style-name="P22"><text:span text:style-name="T12">Source: <text:s/></text:span><text:a xlink:type="simple" xlink:href="http://www.tceq.state.tx.us/cgi-bin/compliance/monops/ozone_actionday.pl"><text:span text:style-name="T12">http://www.tceq.state.tx.us/cgi-bin/compliance/monops/ozone_actionday.pl</text:span></text:a></text:p>
      <text:h text:style-name="Heading_20_2" text:outline-level="2"/>
      <text:h text:style-name="Heading_20_2" text:outline-level="2">Data Collection Messages </text:h>
      <text:h text:style-name="Heading_20_3" text:outline-level="3">Controller</text:h>
      <text:p text:style-name="P16"><text:span text:style-name="T9"><text:s text:c="9"/></text:span><text:span text:style-name="T10">1 <text:s text:c="8"/>2 <text:s text:c="8"/>3 <text:s text:c="8"/>4 <text:s text:c="8"/>5 <text:s text:c="8"/>6</text:span><text:span text:style-name="T8"> <text:s text:c="2"/></text:span><text:span text:style-name="T11">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text:span></text:p>
      <text:p text:style-name="P19">Everyone misses controller. How many times did you miss this week?</text:p>
      <text:h text:style-name="Heading_20_3" text:outline-level="3">Zone</text:h>
      <text:p text:style-name="P16"><text:span text:style-name="T9"><text:s text:c="9"/></text:span><text:span text:style-name="T10">1 <text:s text:c="8"/>2 <text:s text:c="8"/>3 <text:s text:c="8"/>4 <text:s text:c="8"/>5 <text:s text:c="8"/>6</text:span><text:span text:style-name="T8"> <text:s text:c="2"/></text:span><text:span text:style-name="T11">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text:span></text:p>
      <text:p text:style-name="P19">How are you feeling.. what zone are you in?</text:p>
      <text:h text:style-name="P60" text:outline-level="2"/>
      <text:h text:style-name="P62" text:outline-level="2">Education Messages </text:h>
      <text:h text:style-name="Heading_20_3" text:outline-level="3">Symptoms</text:h>
      <text:p text:style-name="P16"><text:span text:style-name="T9"><text:s text:c="9"/></text:span><text:span text:style-name="T10">1 <text:s text:c="8"/>2 <text:s text:c="8"/>3 <text:s text:c="8"/>4 <text:s text:c="8"/>5 <text:s text:c="8"/>6</text:span><text:span text:style-name="T8"> <text:s text:c="2"/></text:span><text:span text:style-name="T11">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text:span></text:p>
      <text:p text:style-name="P18"><text:span text:style-name="T8">Asthma is a condition. That means that sometimes you notice it, and sometimes you do not. But it is always there.</text:span> <text:s/></text:p>
      <text:h text:style-name="Heading_20_3" text:outline-level="3">Environment</text:h>
      <text:p text:style-name="P16"><text:span text:style-name="T9"><text:s text:c="9"/></text:span><text:span text:style-name="T10">1 <text:s text:c="8"/>2 <text:s text:c="8"/>3 <text:s text:c="8"/>4 <text:s text:c="8"/>5 <text:s text:c="8"/>6</text:span><text:span text:style-name="T8"> <text:s text:c="2"/></text:span><text:span text:style-name="T11">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text:span></text:p>
      <text:p text:style-name="P19">You might be allergic to pets. Every breath you take at a home with pets is filled with allergens.</text:p>
      <text:h text:style-name="Heading_20_3" text:outline-level="3">Triggers</text:h>
      <text:p text:style-name="P16"><text:span text:style-name="T9"><text:s text:c="9"/></text:span><text:span text:style-name="T10">1 <text:s text:c="8"/>2 <text:s text:c="8"/>3 <text:s text:c="8"/>4 <text:s text:c="8"/>5 <text:s text:c="8"/>6</text:span><text:span text:style-name="T8"> <text:s text:c="2"/></text:span><text:span text:style-name="T11">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text:span></text:p>
      <text:p text:style-name="P21">Smoke is a big asthma trigger, so cigarette smoke avoidance should be a #1 rule.</text:p>
      <text:h text:style-name="Heading_20_3" text:outline-level="3">Encouragement</text:h>
      <text:p text:style-name="P16"><text:span text:style-name="T9"><text:s text:c="9"/></text:span><text:span text:style-name="T10">1 <text:s text:c="8"/>2 <text:s text:c="8"/>3 <text:s text:c="8"/>4 <text:s text:c="8"/>5 <text:s text:c="8"/>6</text:span><text:span text:style-name="T8"> <text:s text:c="2"/></text:span><text:span text:style-name="T11">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text:span></text:p>
      <text:p text:style-name="P21">Great job. This new program is here for you because a lot of people care about you and your health.</text:p>
      <text:h text:style-name="Heading_20_3" text:outline-level="3">Medications</text:h>
      <text:p text:style-name="P16"><text:span text:style-name="T9"><text:s text:c="9"/></text:span><text:span text:style-name="T10">1 <text:s text:c="8"/>2 <text:s text:c="8"/>3 <text:s text:c="8"/>4 <text:s text:c="8"/>5 <text:s text:c="8"/>6</text:span><text:span text:style-name="T8"> <text:s text:c="2"/></text:span><text:span text:style-name="T11">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text:span></text:p>
      <text:p text:style-name="P21">Asthma medicines are NOT addictive. Take them as your doctor recommends.</text:p>
      <text:h text:style-name="Heading_20_3" text:outline-level="3">Health/Body</text:h>
      <text:p text:style-name="P16"><text:span text:style-name="T9"><text:s text:c="9"/></text:span><text:span text:style-name="T10">1 <text:s text:c="8"/>2 <text:s text:c="8"/>3 <text:s text:c="8"/>4 <text:s text:c="8"/>5 <text:s text:c="8"/>6</text:span><text:span text:style-name="T8"> <text:s text:c="2"/></text:span><text:span text:style-name="T11">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6789</text:span><text:span text:style-name="T10">0</text:span><text:span text:style-name="T9">12345</text:span></text:p>
      <text:p text:style-name="P21">The # of breaths you take every minute is your respiratory rate. You take over 20 thousand breaths every day,over 7 million/yr</text:p>
      <text:p text:style-name="P21"/>
      <text:p text:style-name="P2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Verdana" svg:font-family="Verdana, Geneva, Arial, Helvetic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ize="10pt" fo:font-style="italic" style:font-size-asian="10pt" style:font-style-asian="italic" style:font-size-complex="10pt" style:font-style-complex="italic"/>
    </style:style>
    <style:style style:name="MT2" style:family="text">
      <style:text-properties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footer>
        <text:p text:style-name="MP1"><text:span text:style-name="MT1">Confidential <text:s/>healthimo</text:span><text:tab/><text:creator>Eric Link</text:creator> <text:s/><text:modification-date style:data-style-name="N37">10/10/10</text:modification-date> <text:s/><text:modification-time style:data-style-name="N43">06:35:31 PM</text:modification-time><text:tab/><text:span text:style-name="MT2"><text:page-number text:select-page="current">10</text:page-number></text:span><text:span text:style-name="MT2"> Of </text:span><text:span text:style-name="MT2"><text:page-count>10</text:page-count></text:span></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mcmahon </meta:initial-creator>
    <meta:creation-date>2010-01-14T06:22:31</meta:creation-date>
    <dc:date>2010-10-10T18:35:31</dc:date>
    <dc:creator>Eric Link</dc:creator>
    <meta:editing-duration>PT26H20M26S</meta:editing-duration>
    <meta:editing-cycles>353</meta:editing-cycles>
    <meta:generator>OpenOffice.org/3.2$Linux OpenOffice.org_project/320m12$Build-9483</meta:generator>
    <meta:document-statistic meta:table-count="3" meta:image-count="0" meta:object-count="0" meta:page-count="10" meta:paragraph-count="273" meta:word-count="2051" meta:character-count="13246"/>
  </office:meta>
</office:document-meta>
</file>